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Medium" svg:font-family="'Fira Code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 Medium"/>
    </style:style>
    <style:style style:name="T1" style:family="text">
      <style:text-properties fo:color="#b2b2b2" loext:opacity="100%"/>
    </style:style>
    <style:style style:name="T2" style:family="text">
      <style:text-properties fo:color="#9999ff" loext:opacity="100%"/>
    </style:style>
    <style:style style:name="T3" style:family="text">
      <style:text-properties fo:color="#99ff99" loext:opacity="100%"/>
    </style:style>
    <style:style style:name="T4" style:family="text">
      <style:text-properties fo:color="#ff9999" loext:opacity="100%"/>
    </style:style>
    <style:style style:name="T5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<text:span text:style-name="T1">d0e3573</text:span> patient:operations</text:p>
      <text:p text:style-name="P1">|\ <text:s/></text:p>
      <text:p text:style-name="P1">| * <text:span text:style-name="T1">2c7c205</text:span> sample:simple</text:p>
      <text:p text:style-name="P1">| * <text:span text:style-name="T1">577c729</text:span> <text:span text:style-name="T2">data:</text:span><text:span text:style-name="T5">simple</text:span></text:p>
      <text:p text:style-name="P1">| * <text:span text:style-name="T1">b3275e0</text:span> <text:span text:style-name="T3">result:</text:span><text:span text:style-name="T5">simple</text:span></text:p>
      <text:p text:style-name="P1">| * <text:span text:style-name="T1">3fe62a0</text:span> <text:span text:style-name="T4">diagnosis:</text:span><text:span text:style-name="T5">simple</text:span></text:p>
      <text:p text:style-name="P1">|\ <text:s/></text:p>
      <text:p text:style-name="P1">| * <text:span text:style-name="T1">b5897df</text:span> sample:more</text:p>
      <text:p text:style-name="P1">| * <text:span text:style-name="T1">bcfb1b5</text:span> <text:span text:style-name="T2">data:</text:span><text:span text:style-name="T5">more</text:span></text:p>
      <text:p text:style-name="P1">| * <text:span text:style-name="T1">8a4ab53</text:span> <text:span text:style-name="T3">result:</text:span><text:span text:style-name="T5">more</text:span></text:p>
      <text:p text:style-name="P1">| |\ <text:s/></text:p>
      <text:p text:style-name="P1">| | * <text:span text:style-name="T1">f4252a6</text:span> <text:span text:style-name="T2">data:</text:span><text:span text:style-name="T5">more2</text:span></text:p>
      <text:p text:style-name="P1">| | * <text:span text:style-name="T1">c76b60c</text:span> <text:span text:style-name="T3">result:</text:span><text:span text:style-name="T5">more2</text:span></text:p>
      <text:p text:style-name="P1">| |/ <text:s/></text:p>
      <text:p text:style-name="P1">| * <text:s text:c="2"/><text:span text:style-name="T1">0026c5d</text:span> <text:span text:style-name="T4">diagnosis:</text:span><text:span text:style-name="T5">more</text:span></text:p>
      <text:p text:style-name="P1">|\ <text:s/></text:p>
      <text:p text:style-name="P1">| * <text:span text:style-name="T1">41a2598</text:span> sample:update</text:p>
      <text:p text:style-name="P1">| * <text:span text:style-name="T1">d0de3af</text:span> <text:span text:style-name="T2">data:</text:span><text:span text:style-name="T5">update</text:span></text:p>
      <text:p text:style-name="P1">| * <text:span text:style-name="T1">f343c38</text:span> <text:span text:style-name="T3">result:</text:span><text:span text:style-name="T5">update</text:span></text:p>
      <text:p text:style-name="P1">| * <text:span text:style-name="T1">6432492</text:span> <text:span text:style-name="T3">result:</text:span><text:span text:style-name="T5">update2</text:span></text:p>
      <text:p text:style-name="P1">| * <text:span text:style-name="T1">756f7c9</text:span> <text:span text:style-name="T4">diagnosis:</text:span><text:span text:style-name="T5">update</text:span></text:p>
      <text:p text:style-name="P1">|\ <text:s/></text:p>
      <text:p text:style-name="P1">| * <text:span text:style-name="T1">eb20f53</text:span> sample:original</text:p>
      <text:p text:style-name="P1">| * <text:span text:style-name="T1">2f6fd40</text:span> <text:span text:style-name="T2">data:</text:span><text:span text:style-name="T5">original</text:span></text:p>
      <text:p text:style-name="P1">| * <text:span text:style-name="T1">493f1f6</text:span> <text:span text:style-name="T3">result:</text:span><text:span text:style-name="T5">original</text:span></text:p>
      <text:p text:style-name="P1">| * <text:span text:style-name="T1">decb97e</text:span> <text:span text:style-name="T4">diagnosis:</text:span><text:span text:style-name="T5">original</text:span></text:p>
      <text:p text:style-name="P1">|\| <text:s text:c="2"/></text:p>
      <text:p text:style-name="P1">| |\ <text:s/></text:p>
      <text:p text:style-name="P1">| | * <text:span text:style-name="T1">a2c5ed6</text:span> sample:updated</text:p>
      <text:p text:style-name="P1">| | * <text:span text:style-name="T1">e258a2c</text:span> <text:span text:style-name="T2">data:</text:span><text:span text:style-name="T5">updated</text:span></text:p>
      <text:p text:style-name="P1">| | * <text:span text:style-name="T1">ffbf107</text:span> <text:span text:style-name="T3">result:</text:span><text:span text:style-name="T5">updated</text:span></text:p>
      <text:p text:style-name="P1">| |/ <text:s/></text:p>
      <text:p text:style-name="P1">| * <text:s text:c="2"/><text:span text:style-name="T1">2ca8181</text:span> <text:span text:style-name="T4">diagnosis:</text:span><text:span text:style-name="T5">updated</text:span></text:p>
      <text:p text:style-name="P1">|\ <text:s/></text:p>
      <text:p text:style-name="P1">* | <text:span text:style-name="T1">c4cba4d</text:span> sample:first</text:p>
      <text:p text:style-name="P1">* | <text:span text:style-name="T1">369ef29</text:span> <text:span text:style-name="T2">data:</text:span><text:span text:style-name="T5">first</text:span></text:p>
      <text:p text:style-name="P1">* | <text:span text:style-name="T1">896900d</text:span> <text:span text:style-name="T3">result:</text:span><text:span text:style-name="T5">first</text:span></text:p>
      <text:p text:style-name="P1">* | <text:span text:style-name="T1">6384152</text:span> <text:span text:style-name="T4">diagnosis:</text:span><text:span text:style-name="T5">first</text:span></text:p>
      <text:p text:style-name="P1">| * <text:span text:style-name="T1">ba06d4a</text:span> sample:second</text:p>
      <text:p text:style-name="P1">| * <text:span text:style-name="T1">0a39271</text:span> <text:span text:style-name="T2">data:</text:span><text:span text:style-name="T5">second</text:span></text:p>
      <text:p text:style-name="P1">| * <text:span text:style-name="T1">4dcce77</text:span> <text:span text:style-name="T3">result:</text:span><text:span text:style-name="T5">second</text:span></text:p>
      <text:p text:style-name="P1">| * <text:span text:style-name="T1">cfd5f56</text:span> <text:span text:style-name="T4">diagnosis:</text:span><text:span text:style-name="T5">second</text:span></text:p>
      <text:p text:style-name="P1">|/ <text:s/></text:p>
      <text:p text:style-name="P1">* <text:s text:c="2"/><text:span text:style-name="T1">f356aa7</text:span> <text:span text:style-name="T4">diagnosis:</text:span><text:span text:style-name="T5">combin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Medium" svg:font-family="'Fira Code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5:31:56.172414350</meta:creation-date>
    <dc:date>2024-05-30T15:43:19.933318615</dc:date>
    <meta:editing-duration>PT32S</meta:editing-duration>
    <meta:editing-cycles>1</meta:editing-cycles>
    <meta:document-statistic meta:table-count="0" meta:image-count="0" meta:object-count="0" meta:page-count="1" meta:paragraph-count="44" meta:word-count="150" meta:character-count="905" meta:non-whitespace-character-count="770"/>
    <meta:generator>LibreOffice/24.2.3.2$Linux_X86_64 LibreOffice_project/420$Build-2</meta:generator>
  </office:meta>
</office:document-meta>
</file>